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ce1"/>
        <table:table-column table:style-name="co2" table:number-columns-repeated="1010" table:default-cell-style-name="ce1"/>
        <table:table-row table:style-name="ro1">
          <table:table-cell table:style-name="ce3" office:value-type="string" calcext:value-type="string">
            <text:p>assets</text:p>
          </table:table-cell>
          <table:table-cell table:style-name="ce3" office:value-type="string" calcext:value-type="string">
            <text:p>Simple Insert</text:p>
          </table:table-cell>
          <table:table-cell table:style-name="ce3" office:value-type="string" calcext:value-type="string">
            <text:p>Intermediate Insert</text:p>
          </table:table-cell>
          <table:table-cell table:style-name="ce3" office:value-type="string" calcext:value-type="string">
            <text:p>Complex Insert</text:p>
          </table:table-cell>
          <table:table-cell table:style-name="ce3" office:value-type="string" calcext:value-type="string">
            <text:p>Simple Insert</text:p>
          </table:table-cell>
          <table:table-cell table:style-name="ce3" office:value-type="string" calcext:value-type="string">
            <text:p>Intermediate Insert</text:p>
          </table:table-cell>
          <table:table-cell table:style-name="ce3" office:value-type="string" calcext:value-type="string">
            <text:p>Complex Insert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3" office:value-type="float" office:value="2000" calcext:value-type="float">
            <text:p>2000</text:p>
          </table:table-cell>
          <table:table-cell office:value-type="float" office:value="204.29803089928" calcext:value-type="float">
            <text:p>204,29803089928</text:p>
          </table:table-cell>
          <table:table-cell office:value-type="float" office:value="478.837343813217" calcext:value-type="float">
            <text:p>478,837343813217</text:p>
          </table:table-cell>
          <table:table-cell office:value-type="float" office:value="654.234852694955" calcext:value-type="float">
            <text:p>654,234852694955</text:p>
          </table:table-cell>
          <table:table-cell table:style-name="ce4" office:value-type="float" office:value="1242" calcext:value-type="float">
            <text:p>1242</text:p>
          </table:table-cell>
          <table:table-cell table:style-name="ce4" office:value-type="float" office:value="2126" calcext:value-type="float">
            <text:p>2126</text:p>
          </table:table-cell>
          <table:table-cell table:style-name="ce4" office:value-type="float" office:value="3582" calcext:value-type="float">
            <text:p>3582</text:p>
          </table:table-cell>
          <table:table-cell table:style-name="ce3" table:number-columns-repeated="3"/>
          <table:table-cell table:number-columns-repeated="1014"/>
        </table:table-row>
        <table:table-row table:style-name="ro2">
          <table:table-cell table:style-name="ce3" office:value-type="float" office:value="24000" calcext:value-type="float">
            <text:p>24000</text:p>
          </table:table-cell>
          <table:table-cell office:value-type="float" office:value="2950.65261611251" calcext:value-type="float">
            <text:p>2950,65261611251</text:p>
          </table:table-cell>
          <table:table-cell office:value-type="float" office:value="4928.60839035485" calcext:value-type="float">
            <text:p>4928,60839035485</text:p>
          </table:table-cell>
          <table:table-cell office:value-type="float" office:value="8441.41143521968" calcext:value-type="float">
            <text:p>8441,41143521968</text:p>
          </table:table-cell>
          <table:table-cell table:style-name="ce4" office:value-type="float" office:value="19036" calcext:value-type="float">
            <text:p>19036</text:p>
          </table:table-cell>
          <table:table-cell table:style-name="ce4" office:value-type="float" office:value="23260" calcext:value-type="float">
            <text:p>23260</text:p>
          </table:table-cell>
          <table:table-cell table:style-name="ce4" office:value-type="float" office:value="37092" calcext:value-type="float">
            <text:p>37092</text:p>
          </table:table-cell>
          <table:table-cell table:style-name="ce4" table:number-columns-repeated="3"/>
          <table:table-cell/>
          <table:table-cell table:style-name="ce3" table:number-columns-repeated="3"/>
          <table:table-cell table:number-columns-repeated="1010"/>
        </table:table-row>
        <table:table-row table:style-name="ro2">
          <table:table-cell table:style-name="ce3" office:value-type="float" office:value="40000" calcext:value-type="float">
            <text:p>40000</text:p>
          </table:table-cell>
          <table:table-cell office:value-type="float" office:value="4025.33071827549" calcext:value-type="float">
            <text:p>4025,33071827549</text:p>
          </table:table-cell>
          <table:table-cell office:value-type="float" office:value="7011.56029744142" calcext:value-type="float">
            <text:p>7011,56029744142</text:p>
          </table:table-cell>
          <table:table-cell office:value-type="float" office:value="12503.9247041127" calcext:value-type="float">
            <text:p>12503,9247041127</text:p>
          </table:table-cell>
          <table:table-cell table:style-name="ce4" office:value-type="float" office:value="29909" calcext:value-type="float">
            <text:p>29909</text:p>
          </table:table-cell>
          <table:table-cell table:style-name="ce4" office:value-type="float" office:value="34970" calcext:value-type="float">
            <text:p>34970</text:p>
          </table:table-cell>
          <table:table-cell table:style-name="ce4" office:value-type="float" office:value="60462" calcext:value-type="float">
            <text:p>60462</text:p>
          </table:table-cell>
          <table:table-cell table:style-name="ce4" table:number-columns-repeated="3"/>
          <table:table-cell/>
          <table:table-cell table:style-name="ce3" table:number-columns-repeated="3"/>
          <table:table-cell table:number-columns-repeated="1010"/>
        </table:table-row>
        <table:table-row table:style-name="ro2" table:number-rows-repeated="18">
          <table:table-cell table:style-name="Default" table:number-columns-repeated="7"/>
          <table:table-cell table:style-name="ce4" table:number-columns-repeated="3"/>
          <table:table-cell/>
          <table:table-cell table:style-name="ce3" table:number-columns-repeated="3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 table:style-name="ce3" table:number-columns-repeated="4"/>
          <table:table-cell table:number-columns-repeated="1020"/>
        </table:table-row>
        <table:table-row table:style-name="ro2" table:number-rows-repeated="20">
          <table:table-cell table:style-name="ce3"/>
          <table:table-cell table:number-columns-repeated="1023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3" table:default-cell-style-name="ce3"/>
        <table:table-column table:style-name="co3" table:number-columns-repeated="3" table:default-cell-style-name="ce1"/>
        <table:table-column table:style-name="co3" table:number-columns-repeated="3" table:default-cell-style-name="ce4"/>
        <table:table-row table:style-name="ro2">
          <table:table-cell table:style-name="ce1"/>
          <table:table-cell table:style-name="ce5" office:value-type="string" calcext:value-type="string" table:number-columns-spanned="3" table:number-rows-spanned="1">
            <text:p>PROCESAMIENTO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INSERCIÓN</text:p>
          </table:table-cell>
          <table:covered-table-cell table:number-columns-repeated="2" table:style-name="ce1"/>
        </table:table-row>
        <table:table-row table:style-name="ro1">
          <table:table-cell office:value-type="string" calcext:value-type="string">
            <text:p>assets</text:p>
          </table:table-cell>
          <table:table-cell table:style-name="ce3" office:value-type="string" calcext:value-type="string">
            <text:p>Simple Insert</text:p>
          </table:table-cell>
          <table:table-cell table:style-name="ce3" office:value-type="string" calcext:value-type="string">
            <text:p>Intermediate Insert</text:p>
          </table:table-cell>
          <table:table-cell table:style-name="ce3" office:value-type="string" calcext:value-type="string">
            <text:p>Complex Insert</text:p>
          </table:table-cell>
          <table:table-cell table:style-name="ce3" office:value-type="string" calcext:value-type="string">
            <text:p>Simple Insert</text:p>
          </table:table-cell>
          <table:table-cell table:style-name="ce3" office:value-type="string" calcext:value-type="string">
            <text:p>Intermediate Insert</text:p>
          </table:table-cell>
          <table:table-cell table:style-name="ce3" office:value-type="string" calcext:value-type="string">
            <text:p>Complex Insert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204.29803089928" calcext:value-type="float">
            <text:p>204,29803089928</text:p>
          </table:table-cell>
          <table:table-cell office:value-type="float" office:value="478.837343813217" calcext:value-type="float">
            <text:p>478,837343813217</text:p>
          </table:table-cell>
          <table:table-cell office:value-type="float" office:value="654.234852694955" calcext:value-type="float">
            <text:p>654,234852694955</text:p>
          </table:table-cell>
          <table:table-cell office:value-type="float" office:value="1242" calcext:value-type="float">
            <text:p>1242</text:p>
          </table:table-cell>
          <table:table-cell office:value-type="float" office:value="2126" calcext:value-type="float">
            <text:p>2126</text:p>
          </table:table-cell>
          <table:table-cell office:value-type="float" office:value="3582" calcext:value-type="float">
            <text:p>3582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442.26414342265" calcext:value-type="float">
            <text:p>442,26414342265</text:p>
          </table:table-cell>
          <table:table-cell office:value-type="float" office:value="948.943947550612" calcext:value-type="float">
            <text:p>948,943947550612</text:p>
          </table:table-cell>
          <table:table-cell office:value-type="float" office:value="1234.39251938704" calcext:value-type="float">
            <text:p>1234,39251938704</text:p>
          </table:table-cell>
          <table:table-cell office:value-type="float" office:value="2726" calcext:value-type="float">
            <text:p>2726</text:p>
          </table:table-cell>
          <table:table-cell office:value-type="float" office:value="4234" calcext:value-type="float">
            <text:p>4234</text:p>
          </table:table-cell>
          <table:table-cell office:value-type="float" office:value="6814" calcext:value-type="float">
            <text:p>6814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731.598823013457" calcext:value-type="float">
            <text:p>731,598823013457</text:p>
          </table:table-cell>
          <table:table-cell office:value-type="float" office:value="1441.84899509772" calcext:value-type="float">
            <text:p>1441,84899509772</text:p>
          </table:table-cell>
          <table:table-cell office:value-type="float" office:value="1916.6788169768" calcext:value-type="float">
            <text:p>1916,6788169768</text:p>
          </table:table-cell>
          <table:table-cell office:value-type="float" office:value="4510" calcext:value-type="float">
            <text:p>4510</text:p>
          </table:table-cell>
          <table:table-cell office:value-type="float" office:value="6481" calcext:value-type="float">
            <text:p>6481</text:p>
          </table:table-cell>
          <table:table-cell office:value-type="float" office:value="10356" calcext:value-type="float">
            <text:p>10356</text:p>
          </table:table-cell>
        </table:table-row>
        <table:table-row table:style-name="ro2">
          <table:table-cell office:value-type="float" office:value="8000" calcext:value-type="float">
            <text:p>8000</text:p>
          </table:table-cell>
          <table:table-cell office:value-type="float" office:value="982.62044132306" calcext:value-type="float">
            <text:p>982,62044132306</text:p>
          </table:table-cell>
          <table:table-cell office:value-type="float" office:value="1871.79214038052" calcext:value-type="float">
            <text:p>1871,79214038052</text:p>
          </table:table-cell>
          <table:table-cell office:value-type="float" office:value="2490.68145926529" calcext:value-type="float">
            <text:p>2490,68145926529</text:p>
          </table:table-cell>
          <table:table-cell office:value-type="float" office:value="6155" calcext:value-type="float">
            <text:p>6155</text:p>
          </table:table-cell>
          <table:table-cell office:value-type="float" office:value="8498" calcext:value-type="float">
            <text:p>8498</text:p>
          </table:table-cell>
          <table:table-cell office:value-type="float" office:value="13222" calcext:value-type="float">
            <text:p>13222</text:p>
          </table:table-cell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276.83700233241" calcext:value-type="float">
            <text:p>1276,83700233241</text:p>
          </table:table-cell>
          <table:table-cell office:value-type="float" office:value="2339.3665763803" calcext:value-type="float">
            <text:p>2339,3665763803</text:p>
          </table:table-cell>
          <table:table-cell office:value-type="float" office:value="3235.41133456886" calcext:value-type="float">
            <text:p>3235,41133456886</text:p>
          </table:table-cell>
          <table:table-cell office:value-type="float" office:value="8001" calcext:value-type="float">
            <text:p>8001</text:p>
          </table:table-cell>
          <table:table-cell office:value-type="float" office:value="10629" calcext:value-type="float">
            <text:p>10629</text:p>
          </table:table-cell>
          <table:table-cell office:value-type="float" office:value="16718" calcext:value-type="float">
            <text:p>16718</text:p>
          </table:table-cell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1518.98717405131" calcext:value-type="float">
            <text:p>1518,98717405131</text:p>
          </table:table-cell>
          <table:table-cell office:value-type="float" office:value="2768.63260144765" calcext:value-type="float">
            <text:p>2768,63260144765</text:p>
          </table:table-cell>
          <table:table-cell office:value-type="float" office:value="3963.61947985369" calcext:value-type="float">
            <text:p>3963,61947985369</text:p>
          </table:table-cell>
          <table:table-cell office:value-type="float" office:value="9587" calcext:value-type="float">
            <text:p>9587</text:p>
          </table:table-cell>
          <table:table-cell office:value-type="float" office:value="12747" calcext:value-type="float">
            <text:p>12747</text:p>
          </table:table-cell>
          <table:table-cell office:value-type="float" office:value="19901" calcext:value-type="float">
            <text:p>19901</text:p>
          </table:table-cell>
        </table:table-row>
        <table:table-row table:style-name="ro2">
          <table:table-cell office:value-type="float" office:value="14000" calcext:value-type="float">
            <text:p>14000</text:p>
          </table:table-cell>
          <table:table-cell office:value-type="float" office:value="1747.65094145807" calcext:value-type="float">
            <text:p>1747,65094145807</text:p>
          </table:table-cell>
          <table:table-cell office:value-type="float" office:value="3158.21881016672" calcext:value-type="float">
            <text:p>3158,21881016672</text:p>
          </table:table-cell>
          <table:table-cell office:value-type="float" office:value="4813.14031413812" calcext:value-type="float">
            <text:p>4813,14031413812</text:p>
          </table:table-cell>
          <table:table-cell office:value-type="float" office:value="11080" calcext:value-type="float">
            <text:p>11080</text:p>
          </table:table-cell>
          <table:table-cell office:value-type="float" office:value="14628" calcext:value-type="float">
            <text:p>14628</text:p>
          </table:table-cell>
          <table:table-cell office:value-type="float" office:value="23417" calcext:value-type="float">
            <text:p>23417</text:p>
          </table:table-cell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1941.55330887141" calcext:value-type="float">
            <text:p>1941,55330887141</text:p>
          </table:table-cell>
          <table:table-cell office:value-type="float" office:value="3496.88920379511" calcext:value-type="float">
            <text:p>3496,88920379511</text:p>
          </table:table-cell>
          <table:table-cell office:value-type="float" office:value="5492.81159470151" calcext:value-type="float">
            <text:p>5492,81159470151</text:p>
          </table:table-cell>
          <table:table-cell office:value-type="float" office:value="12343" calcext:value-type="float">
            <text:p>12343</text:p>
          </table:table-cell>
          <table:table-cell office:value-type="float" office:value="16314" calcext:value-type="float">
            <text:p>16314</text:p>
          </table:table-cell>
          <table:table-cell office:value-type="float" office:value="25955" calcext:value-type="float">
            <text:p>25955</text:p>
          </table:table-cell>
        </table:table-row>
        <table:table-row table:style-name="ro2">
          <table:table-cell office:value-type="float" office:value="18000" calcext:value-type="float">
            <text:p>18000</text:p>
          </table:table-cell>
          <table:table-cell office:value-type="float" office:value="2276.52096455661" calcext:value-type="float">
            <text:p>2276,52096455661</text:p>
          </table:table-cell>
          <table:table-cell office:value-type="float" office:value="3932.08386109134" calcext:value-type="float">
            <text:p>3932,08386109134</text:p>
          </table:table-cell>
          <table:table-cell office:value-type="float" office:value="6383.42579784512" calcext:value-type="float">
            <text:p>6383,42579784512</text:p>
          </table:table-cell>
          <table:table-cell office:value-type="float" office:value="14491" calcext:value-type="float">
            <text:p>14491</text:p>
          </table:table-cell>
          <table:table-cell office:value-type="float" office:value="18493" calcext:value-type="float">
            <text:p>18493</text:p>
          </table:table-cell>
          <table:table-cell office:value-type="float" office:value="29639" calcext:value-type="float">
            <text:p>29639</text:p>
          </table:table-cell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2495.84989134505" calcext:value-type="float">
            <text:p>2495,84989134505</text:p>
          </table:table-cell>
          <table:table-cell office:value-type="float" office:value="4267.04015442833" calcext:value-type="float">
            <text:p>4267,04015442833</text:p>
          </table:table-cell>
          <table:table-cell office:value-type="float" office:value="7006.88195440598" calcext:value-type="float">
            <text:p>7006,88195440598</text:p>
          </table:table-cell>
          <table:table-cell office:value-type="float" office:value="15943" calcext:value-type="float">
            <text:p>15943</text:p>
          </table:table-cell>
          <table:table-cell office:value-type="float" office:value="20102" calcext:value-type="float">
            <text:p>20102</text:p>
          </table:table-cell>
          <table:table-cell office:value-type="float" office:value="31858" calcext:value-type="float">
            <text:p>31858</text:p>
          </table:table-cell>
        </table:table-row>
        <table:table-row table:style-name="ro2">
          <table:table-cell office:value-type="float" office:value="22000" calcext:value-type="float">
            <text:p>22000</text:p>
          </table:table-cell>
          <table:table-cell office:value-type="float" office:value="2782.18656428631" calcext:value-type="float">
            <text:p>2782,18656428631</text:p>
          </table:table-cell>
          <table:table-cell office:value-type="float" office:value="4644.50103469222" calcext:value-type="float">
            <text:p>4644,50103469222</text:p>
          </table:table-cell>
          <table:table-cell office:value-type="float" office:value="7926.81088471674" calcext:value-type="float">
            <text:p>7926,81088471674</text:p>
          </table:table-cell>
          <table:table-cell office:value-type="float" office:value="17890" calcext:value-type="float">
            <text:p>17890</text:p>
          </table:table-cell>
          <table:table-cell office:value-type="float" office:value="21911" calcext:value-type="float">
            <text:p>21911</text:p>
          </table:table-cell>
          <table:table-cell office:value-type="float" office:value="35022" calcext:value-type="float">
            <text:p>35022</text:p>
          </table:table-cell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2950.65261611251" calcext:value-type="float">
            <text:p>2950,65261611251</text:p>
          </table:table-cell>
          <table:table-cell office:value-type="float" office:value="4928.60839035485" calcext:value-type="float">
            <text:p>4928,60839035485</text:p>
          </table:table-cell>
          <table:table-cell office:value-type="float" office:value="8441.41143521968" calcext:value-type="float">
            <text:p>8441,41143521968</text:p>
          </table:table-cell>
          <table:table-cell office:value-type="float" office:value="19036" calcext:value-type="float">
            <text:p>19036</text:p>
          </table:table-cell>
          <table:table-cell office:value-type="float" office:value="23260" calcext:value-type="float">
            <text:p>23260</text:p>
          </table:table-cell>
          <table:table-cell office:value-type="float" office:value="37092" calcext:value-type="float">
            <text:p>37092</text:p>
          </table:table-cell>
        </table:table-row>
        <table:table-row table:style-name="ro2">
          <table:table-cell office:value-type="float" office:value="26000" calcext:value-type="float">
            <text:p>26000</text:p>
          </table:table-cell>
          <table:table-cell office:value-type="float" office:value="3134.99395142999" calcext:value-type="float">
            <text:p>3134,99395142999</text:p>
          </table:table-cell>
          <table:table-cell office:value-type="float" office:value="5273.7039897911" calcext:value-type="float">
            <text:p>5273,7039897911</text:p>
          </table:table-cell>
          <table:table-cell office:value-type="float" office:value="9260.40937216265" calcext:value-type="float">
            <text:p>9260,40937216265</text:p>
          </table:table-cell>
          <table:table-cell office:value-type="float" office:value="20357" calcext:value-type="float">
            <text:p>20357</text:p>
          </table:table-cell>
          <table:table-cell office:value-type="float" office:value="24891" calcext:value-type="float">
            <text:p>24891</text:p>
          </table:table-cell>
          <table:table-cell office:value-type="float" office:value="40732" calcext:value-type="float">
            <text:p>40732</text:p>
          </table:table-cell>
        </table:table-row>
        <table:table-row table:style-name="ro2">
          <table:table-cell office:value-type="float" office:value="28000" calcext:value-type="float">
            <text:p>28000</text:p>
          </table:table-cell>
          <table:table-cell office:value-type="float" office:value="3249.0126593431" calcext:value-type="float">
            <text:p>3249,0126593431</text:p>
          </table:table-cell>
          <table:table-cell office:value-type="float" office:value="5523.26515429475" calcext:value-type="float">
            <text:p>5523,26515429475</text:p>
          </table:table-cell>
          <table:table-cell office:value-type="float" office:value="9686.00561376089" calcext:value-type="float">
            <text:p>9686,00561376089</text:p>
          </table:table-cell>
          <table:table-cell office:value-type="float" office:value="21732" calcext:value-type="float">
            <text:p>21732</text:p>
          </table:table-cell>
          <table:table-cell office:value-type="float" office:value="26255" calcext:value-type="float">
            <text:p>26255</text:p>
          </table:table-cell>
          <table:table-cell office:value-type="float" office:value="43220" calcext:value-type="float">
            <text:p>43220</text:p>
          </table:table-cell>
        </table:table-row>
        <table:table-row table:style-name="ro2">
          <table:table-cell office:value-type="float" office:value="30000" calcext:value-type="float">
            <text:p>30000</text:p>
          </table:table-cell>
          <table:table-cell office:value-type="float" office:value="3376.48516859011" calcext:value-type="float">
            <text:p>3376,48516859011</text:p>
          </table:table-cell>
          <table:table-cell office:value-type="float" office:value="5790.40720086073" calcext:value-type="float">
            <text:p>5790,40720086073</text:p>
          </table:table-cell>
          <table:table-cell office:value-type="float" office:value="10339.0957317337" calcext:value-type="float">
            <text:p>10339,0957317337</text:p>
          </table:table-cell>
          <table:table-cell office:value-type="float" office:value="23104" calcext:value-type="float">
            <text:p>23104</text:p>
          </table:table-cell>
          <table:table-cell office:value-type="float" office:value="27607" calcext:value-type="float">
            <text:p>27607</text:p>
          </table:table-cell>
          <table:table-cell office:value-type="float" office:value="46302" calcext:value-type="float">
            <text:p>46302</text:p>
          </table:table-cell>
        </table:table-row>
        <table:table-row table:style-name="ro2">
          <table:table-cell office:value-type="float" office:value="32000" calcext:value-type="float">
            <text:p>32000</text:p>
          </table:table-cell>
          <table:table-cell office:value-type="float" office:value="3515.23581859668" calcext:value-type="float">
            <text:p>3515,23581859668</text:p>
          </table:table-cell>
          <table:table-cell office:value-type="float" office:value="6012.3665906605" calcext:value-type="float">
            <text:p>6012,3665906605</text:p>
          </table:table-cell>
          <table:table-cell office:value-type="float" office:value="10838.8102880069" calcext:value-type="float">
            <text:p>10838,8102880069</text:p>
          </table:table-cell>
          <table:table-cell office:value-type="float" office:value="24664" calcext:value-type="float">
            <text:p>24664</text:p>
          </table:table-cell>
          <table:table-cell office:value-type="float" office:value="29020" calcext:value-type="float">
            <text:p>29020</text:p>
          </table:table-cell>
          <table:table-cell office:value-type="float" office:value="48736" calcext:value-type="float">
            <text:p>48736</text:p>
          </table:table-cell>
        </table:table-row>
        <table:table-row table:style-name="ro2">
          <table:table-cell office:value-type="float" office:value="34000" calcext:value-type="float">
            <text:p>34000</text:p>
          </table:table-cell>
          <table:table-cell office:value-type="float" office:value="3681.40686387886" calcext:value-type="float">
            <text:p>3681,40686387886</text:p>
          </table:table-cell>
          <table:table-cell office:value-type="float" office:value="6293.75884018633" calcext:value-type="float">
            <text:p>6293,75884018633</text:p>
          </table:table-cell>
          <table:table-cell office:value-type="float" office:value="11531.7636556549" calcext:value-type="float">
            <text:p>11531,7636556549</text:p>
          </table:table-cell>
          <table:table-cell office:value-type="float" office:value="25857" calcext:value-type="float">
            <text:p>25857</text:p>
          </table:table-cell>
          <table:table-cell office:value-type="float" office:value="30443" calcext:value-type="float">
            <text:p>30443</text:p>
          </table:table-cell>
          <table:table-cell office:value-type="float" office:value="52300" calcext:value-type="float">
            <text:p>52300</text:p>
          </table:table-cell>
        </table:table-row>
        <table:table-row table:style-name="ro2">
          <table:table-cell office:value-type="float" office:value="36000" calcext:value-type="float">
            <text:p>36000</text:p>
          </table:table-cell>
          <table:table-cell office:value-type="float" office:value="3799.88760408371" calcext:value-type="float">
            <text:p>3799,88760408371</text:p>
          </table:table-cell>
          <table:table-cell office:value-type="float" office:value="6514.03826185894" calcext:value-type="float">
            <text:p>6514,03826185894</text:p>
          </table:table-cell>
          <table:table-cell office:value-type="float" office:value="12232.7521189917" calcext:value-type="float">
            <text:p>12232,7521189917</text:p>
          </table:table-cell>
          <table:table-cell office:value-type="float" office:value="27189" calcext:value-type="float">
            <text:p>27189</text:p>
          </table:table-cell>
          <table:table-cell office:value-type="float" office:value="31994" calcext:value-type="float">
            <text:p>31994</text:p>
          </table:table-cell>
          <table:table-cell office:value-type="float" office:value="55525" calcext:value-type="float">
            <text:p>55525</text:p>
          </table:table-cell>
        </table:table-row>
        <table:table-row table:style-name="ro2">
          <table:table-cell office:value-type="float" office:value="38000" calcext:value-type="float">
            <text:p>38000</text:p>
          </table:table-cell>
          <table:table-cell office:value-type="float" office:value="3912.26371704679" calcext:value-type="float">
            <text:p>3912,26371704679</text:p>
          </table:table-cell>
          <table:table-cell office:value-type="float" office:value="6747.82616412835" calcext:value-type="float">
            <text:p>6747,82616412835</text:p>
          </table:table-cell>
          <table:table-cell office:value-type="float" office:value="12595.8458730624" calcext:value-type="float">
            <text:p>12595,8458730624</text:p>
          </table:table-cell>
          <table:table-cell office:value-type="float" office:value="28446" calcext:value-type="float">
            <text:p>28446</text:p>
          </table:table-cell>
          <table:table-cell office:value-type="float" office:value="33568" calcext:value-type="float">
            <text:p>33568</text:p>
          </table:table-cell>
          <table:table-cell office:value-type="float" office:value="58220" calcext:value-type="float">
            <text:p>58220</text:p>
          </table:table-cell>
        </table:table-row>
        <table:table-row table:style-name="ro2">
          <table:table-cell office:value-type="float" office:value="40000" calcext:value-type="float">
            <text:p>40000</text:p>
          </table:table-cell>
          <table:table-cell office:value-type="float" office:value="4025.33071827549" calcext:value-type="float">
            <text:p>4025,33071827549</text:p>
          </table:table-cell>
          <table:table-cell office:value-type="float" office:value="7011.56029744142" calcext:value-type="float">
            <text:p>7011,56029744142</text:p>
          </table:table-cell>
          <table:table-cell office:value-type="float" office:value="12503.9247041127" calcext:value-type="float">
            <text:p>12503,9247041127</text:p>
          </table:table-cell>
          <table:table-cell office:value-type="float" office:value="29909" calcext:value-type="float">
            <text:p>29909</text:p>
          </table:table-cell>
          <table:table-cell office:value-type="float" office:value="34970" calcext:value-type="float">
            <text:p>34970</text:p>
          </table:table-cell>
          <table:table-cell office:value-type="float" office:value="60462" calcext:value-type="float">
            <text:p>604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/>
    <meta:creation-date>2022-11-28T11:58:17Z</meta:creation-date>
    <dc:date>2022-11-29T09:09:56.634678166</dc:date>
    <meta:editing-cycles>3</meta:editing-cycles>
    <meta:editing-duration>PT48S</meta:editing-duration>
    <meta:document-statistic meta:table-count="2" meta:cell-count="177" meta:object-count="0"/>
  </office:meta>
</office:document-meta>
</file>